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7.4972in"/>
    </style:style>
    <style:style style:name="co4" style:family="table-column">
      <style:table-column-properties fo:break-before="auto" style:column-width="4.3563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4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oyStick-H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1,C4,C6</text:p>
          </table:table-cell>
          <table:table-cell office:value-type="string" calcext:value-type="string">
            <text:p>UFW1H100MDD1TD</text:p>
          </table:table-cell>
          <table:table-cell office:value-type="string" calcext:value-type="string">
            <text:p>http://nichicon-us.com/english/products/pdfs/e-ufw.pdf</text:p>
          </table:table-cell>
          <table:table-cell office:value-type="string" calcext:value-type="string">
            <text:p>AVR-KiCAD-Lib-Capacitors:CP_Radial_D5.0mm_P2.50m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2,C3,C8</text:p>
          </table:table-cell>
          <table:table-cell office:value-type="string" calcext:value-type="string">
            <text:p>UVR2A0R1MDD1TD</text:p>
          </table:table-cell>
          <table:table-cell office:value-type="string" calcext:value-type="string">
            <text:p>http://nichicon-us.com/english/products/pdfs/e-uvr.pdf</text:p>
          </table:table-cell>
          <table:table-cell office:value-type="string" calcext:value-type="string">
            <text:p>AVR-KiCAD-Lib-Capacitors:CP_Radial_D5.0mm_P2.50m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L21C470JC61PNC</text:p>
          </table:table-cell>
          <table:table-cell office:value-type="string" calcext:value-type="string">
            <text:p>https://www.samsungsem.com/kr/support/product-search/mlcc/__icsFiles/afieldfile/2018/06/11/CL21C470JC61PNC.pdf</text:p>
          </table:table-cell>
          <table:table-cell office:value-type="string" calcext:value-type="string">
            <text:p>AVR-KiCAD-Lib-Capacitors:C08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UFW1H101MPD</text:p>
          </table:table-cell>
          <table:table-cell office:value-type="string" calcext:value-type="string">
            <text:p>http://nichicon-us.com/english/products/pdfs/e-ufw.pdf</text:p>
          </table:table-cell>
          <table:table-cell office:value-type="string" calcext:value-type="string">
            <text:p>AVR-KiCAD-Lib-Capacitors:CP_Radial_D8.0mm_P3.50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UUQ1H470MCL1GS</text:p>
          </table:table-cell>
          <table:table-cell office:value-type="string" calcext:value-type="string">
            <text:p>https://www.nichicon.co.jp/english/products/pdfs/e-uuq.pdf</text:p>
          </table:table-cell>
          <table:table-cell office:value-type="string" calcext:value-type="string">
            <text:p>AVR-KiCAD-Lib-Capacitors:CP_Elec_8x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HLMP-4700-C0002</text:p>
          </table:table-cell>
          <table:table-cell/>
          <table:table-cell office:value-type="string" calcext:value-type="string">
            <text:p>AVR-KiCAD-Lib-Diodes:LED_D5.0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7xxA</text:p>
          </table:table-cell>
          <table:table-cell office:value-type="string" calcext:value-type="string">
            <text:p>https://www.vishay.com/docs/85816/1n4728a.pdf</text:p>
          </table:table-cell>
          <table:table-cell office:value-type="string" calcext:value-type="string">
            <text:p>Diodes_ThroughHole:D_DO-35_SOD27_P10.16mm_Horizon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B1,FB2</text:p>
          </table:table-cell>
          <table:table-cell office:value-type="string" calcext:value-type="string">
            <text:p>FBMJ1608HM180NTR</text:p>
          </table:table-cell>
          <table:table-cell office:value-type="string" calcext:value-type="string">
            <text:p>https://www.yuden.co.jp/productdata/catalog/chipbeads01_e.pdf</text:p>
          </table:table-cell>
          <table:table-cell office:value-type="string" calcext:value-type="string">
            <text:p>AVR-KiCAD-Lib-Resistors:R06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5457</text:p>
          </table:table-cell>
          <table:table-cell office:value-type="string" calcext:value-type="string">
            <text:p>https://www.mouser.com/datasheet/2/68/2n5457-5459-1518584.pdf</text:p>
          </table:table-cell>
          <table:table-cell office:value-type="string" calcext:value-type="string">
            <text:p>AVR-KiCAD-Lib-Transistors:TO-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3904BU</text:p>
          </table:table-cell>
          <table:table-cell office:value-type="string" calcext:value-type="string">
            <text:p>https://www.onsemi.com/pub/Collateral/PZT3904-D.pdf</text:p>
          </table:table-cell>
          <table:table-cell office:value-type="string" calcext:value-type="string">
            <text:p>AVR-KiCAD-Lib-Transistors:TO-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https://www.onsemi.com/pub/Collateral/NDS7002A-D.PDF</text:p>
          </table:table-cell>
          <table:table-cell office:value-type="string" calcext:value-type="string">
            <text:p>AVR-KiCAD-Lib-Transistors:TO-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1,R3,R11</text:p>
          </table:table-cell>
          <table:table-cell office:value-type="string" calcext:value-type="string">
            <text:p>RC1206FR-0710ML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AVR-KiCAD-Lib-Resistors:R120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C1206JR-072M2L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AVR-KiCAD-Lib-Resistors:R1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C1206FR-071ML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AVR-KiCAD-Lib-Resistors:R1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5,R6</text:p>
          </table:table-cell>
          <table:table-cell office:value-type="string" calcext:value-type="string">
            <text:p>RC1206FR-0710KL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AVR-KiCAD-Lib-Resistors:R12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T0603DRD071KL</text:p>
          </table:table-cell>
          <table:table-cell/>
          <table:table-cell office:value-type="string" calcext:value-type="string">
            <text:p>AVR-KiCAD-Lib-Resistors:R0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C1206FR-071KL</text:p>
          </table:table-cell>
          <table:table-cell/>
          <table:table-cell office:value-type="string" calcext:value-type="string">
            <text:p>AVR-KiCAD-Lib-Resistors:R1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C1206FR-07100KL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AVR-KiCAD-Lib-Resistors:R1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P0915N-EC15BR100K</text:p>
          </table:table-cell>
          <table:table-cell office:value-type="string" calcext:value-type="string">
            <text:p>https://www.ttelectronics.com/TTElectronics/media/ProductFiles/Potentiometers/Datasheets/P09x.pdf</text:p>
          </table:table-cell>
          <table:table-cell office:value-type="string" calcext:value-type="string">
            <text:p>AVR-KiCAD-Lib-Potentiometers:P0915N-FC15BR10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C1206FR-0768KL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AVR-KiCAD-Lib-Resistors:R1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13,R14</text:p>
          </table:table-cell>
          <table:table-cell office:value-type="string" calcext:value-type="string">
            <text:p>RC1206FR-072K7L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AVR-KiCAD-Lib-Resistors:R120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1</text:p>
          </table:table-cell>
          <table:table-cell office:value-type="string" calcext:value-type="string">
            <text:p>3PDT-StompSwitch_Alt</text:p>
          </table:table-cell>
          <table:table-cell/>
          <table:table-cell office:value-type="string" calcext:value-type="string">
            <text:p>AVR-KiCAD-Lib-Special:Switches_Stomp_Switch_3PD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1,T4</text:p>
          </table:table-cell>
          <table:table-cell office:value-type="string" calcext:value-type="string">
            <text:p>ACJS-MHDR</text:p>
          </table:table-cell>
          <table:table-cell office:value-type="string" calcext:value-type="string">
            <text:p>https://www.amphenol-sine.com/pdf/datasheet/ACJS-MHDR.pdf</text:p>
          </table:table-cell>
          <table:table-cell office:value-type="string" calcext:value-type="string">
            <text:p>AVR-KiCAD-Lib-Connectors:ACJS-MHD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PPPC052LFBN-RC</text:p>
          </table:table-cell>
          <table:table-cell office:value-type="string" calcext:value-type="string">
            <text:p>https://media.digikey.com/pdf/Data%20Sheets/Sullins%20PDFs/Female_Headers.100_DS.pdf</text:p>
          </table:table-cell>
          <table:table-cell office:value-type="string" calcext:value-type="string">
            <text:p>AVR-KiCAD-Lib-Connectors:PPPC052LFBN-RC_2x05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PRPC005DAAN-RC</text:p>
          </table:table-cell>
          <table:table-cell office:value-type="string" calcext:value-type="string">
            <text:p>https://drawings-pdf.s3.amazonaws.com/11636.pdf</text:p>
          </table:table-cell>
          <table:table-cell office:value-type="string" calcext:value-type="string">
            <text:p>Pin_Headers:Pin_Header_Straight_2x05_Pitch2.54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54-00129</text:p>
          </table:table-cell>
          <table:table-cell/>
          <table:table-cell office:value-type="string" calcext:value-type="string">
            <text:p>AVR-KiCAD-Lib-Connectors:BarrelJack_Horizontal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3T12:55:16.124000000</dc:date>
    <meta:editing-duration>P1DT12H45M4S</meta:editing-duration>
    <meta:editing-cycles>1</meta:editing-cycles>
    <meta:document-statistic meta:table-count="1" meta:cell-count="131" meta:object-count="0"/>
    <meta:generator>LibreOffice/7.5.4.2$Windows_X86_64 LibreOffice_project/36ccfdc35048b057fd9854c757a8b67ec53977b6</meta:generator>
  </office:meta>
</office:document-meta>
</file>